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bold"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bold"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6.00pt" fo:font-weight="bold" fo:font-family="Calibri" style:font-family-asian="Calibri" style:font-family-complex="Calibri" fo:background-color="transparent" style:use-window-font-color="true"/>
    </style:style>
    <style:style style:name="T28"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6.00pt" fo:font-weight="bold"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center" fo:margin-bottom="8.00pt"/>
    </style:style>
    <style:style style:name="P4" style:family="paragraph">
      <style:paragraph-properties fo:line-height="100.00%" fo:text-align="left" fo:margin-bottom="8.00pt"/>
    </style:style>
    <style:style style:name="P5" style:family="paragraph">
      <style:paragraph-properties fo:line-height="100.00%" fo:text-align="center" fo:margin-bottom="8.00pt"/>
    </style:style>
    <style:style style:name="P6" style:family="paragraph">
      <style:paragraph-properties fo:line-height="100.00%" fo:text-align="left" fo:margin-bottom="8.00pt"/>
    </style:style>
    <style:style style:name="P7" style:family="paragraph">
      <style:paragraph-properties fo:line-height="100.00%" fo:text-align="center" fo:margin-bottom="8.00pt"/>
    </style:style>
  </office:automatic-styles>
  <office:body>
    <office:text>
      <text:p text:style-name="P1"><text:span text:style-name="T1">Description</text:span></text:p>
      <text:p text:style-name="P2"><text:span text:style-name="T2">In this project you have to make a data collection form that will contain 2 two page . In one page you will enter the information of the user and that data should be saved on the next page .You have to make the navigation bar also so that we can navigate both of the page .</text:span></text:p>
      <text:p text:style-name="P2"><text:span text:style-name="T2">Description are as follow: -</text:span></text:p>
      <text:p text:style-name="P2"><text:span text:style-name="T3">First page(Profile ):-</text:span><text:span text:style-name="T4"/></text:p>
      <text:p text:style-name="P2"><text:span text:style-name="T5">a)</text:span><text:span text:style-name="T6"><text:s text:c="2"/>You have enter the details of the user such as<text:s/></text:span><text:span text:style-name="T7">Name,Age,Email Id,Address<text:s/></text:span><text:span text:style-name="T8">and<text:s/></text:span><text:span text:style-name="T9">phone number.</text:span></text:p>
      <text:p text:style-name="P2"><text:span text:style-name="T9"><text:s text:c="3"/>1)</text:span><text:span text:style-name="T10">On submit it should save the data in the<text:s text:c="2"/>database and the data should also be display in the next page.</text:span></text:p>
      <text:p text:style-name="P2"><text:span text:style-name="T11"><text:s text:c="2"/>2)<text:s/></text:span><text:span text:style-name="T12">You have to apply validation on the form both frontend and backend validation.</text:span></text:p>
      <text:p text:style-name="P2"><text:span text:style-name="T12"/></text:p>
      <text:p text:style-name="P2"><text:span text:style-name="T13">Second Page(UserInfo):-</text:span></text:p>
      <text:p text:style-name="P2"><text:span text:style-name="T13"/></text:p>
      <text:p text:style-name="P2"><text:span text:style-name="T14">1) You have to display the info of all the users in this page .</text:span></text:p>
      <text:p text:style-name="P2"><text:span text:style-name="T14">2)There should be a delete button to delete the info of the user</text:span></text:p>
      <text:p text:style-name="P2"><text:span text:style-name="T14">3)There should be a search option to search the info of the user(You have to make search by name)</text:span></text:p>
      <text:p text:style-name="P2"><text:span text:style-name="T14">4) There should be a edit button to edit the info of the user .</text:span></text:p>
      <text:p text:style-name="P2"><text:span text:style-name="T15"/></text:p>
      <text:p text:style-name="P2"><text:span text:style-name="T16"><text:s text:c="4"/><text:tab/></text:span><text:span text:style-name="T17"/></text:p>
      <text:p text:style-name="P2"><text:span text:style-name="T17"/></text:p>
      <text:p text:style-name="P3"><text:span text:style-name="T18">Additional detail</text:span></text:p>
      <text:p text:style-name="P4"><text:span text:style-name="T19">a)</text:span><text:span text:style-name="T20"><text:s/>There is no restriction on designing but your project must be working.</text:span></text:p>
      <text:p text:style-name="P4"><text:span text:style-name="T21">b)</text:span><text:span text:style-name="T22"><text:s/>You have push the code on the GitHub with private repo. Please don't make your repo public or you may lose the marks.</text:span></text:p>
      <text:p text:style-name="P4"><text:span text:style-name="T23">c)<text:s/></text:span><text:span text:style-name="T24">You have to host your project on heroku.</text:span></text:p>
      <text:p text:style-name="P4"><text:span text:style-name="T25"/></text:p>
      <text:p text:style-name="P5"><text:span text:style-name="T26">Marks Description</text:span><text:span text:style-name="T27"><text:s/></text:span><text:span text:style-name="T28">(</text:span><text:span text:style-name="T29">Total Score: 30)</text:span></text:p>
      <text:p text:style-name="P6"><text:span text:style-name="T30">a) 20 marks for the functionality<text:s text:c="2"/>of the project</text:span></text:p>
      <text:p text:style-name="P6"><text:span text:style-name="T30">c) 5 marks for the hosting of the project.</text:span></text:p>
      <text:p text:style-name="P6"><text:span text:style-name="T31"/></text:p>
      <text:p text:style-name="P6"><text:span text:style-name="T32">d) 5 marks for the code readability (spacing and indentation should be well maintained in the code)</text:span></text:p>
      <text:p text:style-name="P7"><text:span text:style-name="T3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